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line-height="150%"/>
    </style:style>
    <style:style style:name="P3" style:parent-style-name="Standard" style:family="paragraph">
      <style:paragraph-properties fo:line-height="150%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P9" style:parent-style-name="Standard" style:family="paragraph">
      <style:paragraph-properties fo:line-height="150%"/>
    </style:style>
    <style:style style:name="P10" style:parent-style-name="Standard" style:family="paragraph">
      <style:paragraph-properties fo:line-height="150%"/>
    </style:style>
  </office:automatic-styles>
  <office:body>
    <office:text text:use-soft-page-breaks="true">
      <text:p text:style-name="P1">Définition du problème</text:p>
      <text:p text:style-name="P2"/>
      <text:p text:style-name="P3">Une pharmacie cherche à améliorer son système de livraison en raison d’une hausse de demande. Au lieu d’engager un nouveau livreur traditionnel, elle souhaite<text:s/>faire installer un système de livraison par drone.</text:p>
      <text:p text:style-name="P4"/>
      <text:p text:style-name="P5">La pharmacie emploie présentement un livreur, qu’elle paye<text:s/>26 000$ par année<text:s/>(13$/h pour un total de 2 000$). La voiture coûte 20 000$. Elle paye 2000$ par année en frais d’assurance pour la voiture, 1500$ par année en carburant, et 1000$ en frais d’entretien divers.</text:p>
      <text:p text:style-name="P6">Le système de livraison par drone implique l’achat de drones, coûtant 3000$ chaque. Il faut prévoir des coûts de 1000$ pour l’installation d’une station de chargement. On estime que les coûts d’entretiens seront de 750$ par année par drone. Assurer un drone couterait 600$ par année.</text:p>
      <text:p text:style-name="P7"/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nie Legault</dc:creator>
    <meta:creation-date>2017-11-01T14:57:00Z</meta:creation-date>
    <dc:date>2017-11-13T15:32:00Z</dc:date>
    <meta:template xlink:href="Normal" xlink:type="simple"/>
    <meta:editing-cycles>6</meta:editing-cycles>
    <meta:editing-duration>PT4800S</meta:editing-duration>
    <meta:document-statistic meta:page-count="1" meta:paragraph-count="1" meta:word-count="121" meta:character-count="790" meta:row-count="5" meta:non-whitespace-character-count="670"/>
  </office:meta>
</office:document-meta>
</file>